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3249" officeooo:paragraph-rsid="000d3249"/>
    </style:style>
    <style:style style:name="P2" style:family="paragraph" style:parent-style-name="Standard">
      <style:paragraph-properties fo:text-align="center" style:justify-single-word="false"/>
      <style:text-properties officeooo:rsid="000d3249" officeooo:paragraph-rsid="000d3249"/>
    </style:style>
    <style:style style:name="P3" style:family="paragraph" style:parent-style-name="Standard">
      <style:text-properties officeooo:rsid="000d3249" officeooo:paragraph-rsid="0014c402"/>
    </style:style>
    <style:style style:name="P4" style:family="paragraph" style:parent-style-name="Standard">
      <style:text-properties officeooo:rsid="00182fe0" officeooo:paragraph-rsid="000d3249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af5e5"/>
    </style:style>
    <style:style style:name="T3" style:family="text">
      <style:text-properties style:text-position="sub 58%" officeooo:rsid="00194ad1"/>
    </style:style>
    <style:style style:name="T4" style:family="text">
      <style:text-properties style:text-position="sub 58%" officeooo:rsid="001677bb"/>
    </style:style>
    <style:style style:name="T5" style:family="text">
      <style:text-properties officeooo:rsid="000e9f50"/>
    </style:style>
    <style:style style:name="T6" style:family="text">
      <style:text-properties officeooo:rsid="0014c402"/>
    </style:style>
    <style:style style:name="T7" style:family="text">
      <style:text-properties officeooo:rsid="001677bb"/>
    </style:style>
    <style:style style:name="T8" style:family="text">
      <style:text-properties officeooo:rsid="001af5e5"/>
    </style:style>
    <style:style style:name="T9" style:family="text">
      <style:text-properties officeooo:rsid="00194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ing Probabilities to<text:line-break/>Logical Quantifiers</text:p>
      <text:p text:style-name="P2">by Sven Nilsen, 2017</text:p>
      <text:p text:style-name="P1"/>
      <text:p text:style-name="P1">Using the technique for assigning probabilities to boolean functions, I proved the probabilities for `and` and `or`:</text:p>
      <text:p text:style-name="P1"/>
      <text:p text:style-name="P1"><text:tab/>P(and(x<text:span text:style-name="T1">0</text:span>, x<text:span text:style-name="T1">1</text:span>)) = P(x<text:span text:style-name="T1">0</text:span>)·P(x<text:span text:style-name="T1">1</text:span>)</text:p>
      <text:p text:style-name="P1"/>
      <text:p text:style-name="P1"><text:tab/>P(or(x<text:span text:style-name="T1">0</text:span>, x<text:span text:style-name="T1">1</text:span>)) = 1 – (1-P(x<text:span text:style-name="T1">0</text:span>))·(1-P(x<text:span text:style-name="T1">1</text:span>))</text:p>
      <text:p text:style-name="P1"/>
      <text:p text:style-name="P1">This <text:span text:style-name="T6">is</text:span> used to generalize the notion of `and` and `or` to the logical quantifiers “for all” (<text:span text:style-name="T5">using the symbol `</text:span>∀<text:span text:style-name="T5">`</text:span>) and “there exists” (<text:span text:style-name="T5">using the symbol `</text:span>∃<text:span text:style-name="T5">`</text:span>).</text:p>
      <text:p text:style-name="P1"/>
      <text:p text:style-name="P3"><text:tab/><text:span text:style-name="T8">P(∀ i { x</text:span><text:span text:style-name="T2">i</text:span><text:span text:style-name="T8"> }) = ∏ i { P(x</text:span><text:span text:style-name="T3">i</text:span><text:span text:style-name="T9">) }</text:span></text:p>
      <text:p text:style-name="P1"/>
      <text:p text:style-name="P3"><text:tab/><text:span text:style-name="T8">P(∃ i { x</text:span><text:span text:style-name="T2">i</text:span><text:span text:style-name="T8"> }) = 1 - ∏ i { 1-P(x</text:span><text:span text:style-name="T4">i</text:span><text:span text:style-name="T7">) 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10:42.066431000</meta:creation-date>
    <dc:date>2017-05-09T12:11:10.059085000</dc:date>
    <meta:editing-duration>PT1M54S</meta:editing-duration>
    <meta:editing-cycles>1</meta:editing-cycles>
    <meta:document-statistic meta:table-count="0" meta:image-count="0" meta:object-count="0" meta:page-count="1" meta:paragraph-count="8" meta:word-count="87" meta:character-count="475" meta:non-whitespace-character-count="391"/>
    <meta:generator>LibreOffice/5.1.2.2$MacOSX_X86_64 LibreOffice_project/d3bf12ecb743fc0d20e0be0c58ca359301eb705f</meta:generator>
  </office:meta>
</office:document-meta>
</file>